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1.2437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/>
    </style:style>
    <style:style style:name="ce4" style:family="table-cell" style:parent-style-name="Default">
      <style:table-cell-properties fo:background-color="transparent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loat32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Float32, various units</text:p>
          </table:table-cell>
          <table:table-cell table:style-name="ce1" office:value-type="string" calcext:value-type="string">
            <text:p>10<text:span text:style-name="T1">2</text:span></text:p>
          </table:table-cell>
          <table:table-cell table:style-name="ce1" office:value-type="string" calcext:value-type="string">
            <text:p><text:span text:style-name="T2">10</text:span><text:span text:style-name="T3">3</text:span></text:p>
          </table:table-cell>
          <table:table-cell table:style-name="ce1" office:value-type="string" calcext:value-type="string">
            <text:p><text:span text:style-name="T2">10</text:span><text:span text:style-name="T3">4</text:span></text:p>
          </table:table-cell>
          <table:table-cell table:style-name="ce1" office:value-type="string" calcext:value-type="string">
            <text:p><text:span text:style-name="T2">10</text:span><text:span text:style-name="T3">5</text:span></text:p>
          </table:table-cell>
          <table:table-cell table:style-name="ce1" office:value-type="string" calcext:value-type="string">
            <text:p><text:span text:style-name="T2">10</text:span><text:span text:style-name="T3">6</text:span></text:p>
          </table:table-cell>
          <table:table-cell table:style-name="ce1" office:value-type="string" calcext:value-type="string">
            <text:p><text:span text:style-name="T2">10</text:span><text:span text:style-name="T3">7</text:span></text:p>
          </table:table-cell>
          <table:table-cell/>
          <table:table-cell office:value-type="string" calcext:value-type="string">
            <text:p>Speedup over python naiv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thon naive</text:p>
          </table:table-cell>
          <table:table-cell office:value-type="string" calcext:value-type="string">
            <text:p>13.4 µs</text:p>
          </table:table-cell>
          <table:table-cell office:value-type="string" calcext:value-type="string">
            <text:p>102 µs</text:p>
          </table:table-cell>
          <table:table-cell office:value-type="string" calcext:value-type="string">
            <text:p>996 µs</text:p>
          </table:table-cell>
          <table:table-cell office:value-type="string" calcext:value-type="string">
            <text:p>10.3 ms</text:p>
          </table:table-cell>
          <table:table-cell office:value-type="string" calcext:value-type="string">
            <text:p>106 ms</text:p>
          </table:table-cell>
          <table:table-cell office:value-type="string" calcext:value-type="string">
            <text:p>1.1 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mpy</text:p>
          </table:table-cell>
          <table:table-cell office:value-type="string" calcext:value-type="string">
            <text:p>2.85 µs</text:p>
          </table:table-cell>
          <table:table-cell office:value-type="string" calcext:value-type="string">
            <text:p>3.01 µs</text:p>
          </table:table-cell>
          <table:table-cell office:value-type="string" calcext:value-type="string">
            <text:p>4.15 µs</text:p>
          </table:table-cell>
          <table:table-cell office:value-type="string" calcext:value-type="string">
            <text:p>22.6 µs</text:p>
          </table:table-cell>
          <table:table-cell office:value-type="string" calcext:value-type="string">
            <text:p>194 µs</text:p>
          </table:table-cell>
          <table:table-cell office:value-type="string" calcext:value-type="string">
            <text:p>2.62 m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jo naive</text:p>
          </table:table-cell>
          <table:table-cell office:value-type="string" calcext:value-type="string">
            <text:p>2.187031 µs</text:p>
          </table:table-cell>
          <table:table-cell office:value-type="string" calcext:value-type="string">
            <text:p>22.009915 µs</text:p>
          </table:table-cell>
          <table:table-cell office:value-type="string" calcext:value-type="string">
            <text:p>221.273481 µs</text:p>
          </table:table-cell>
          <table:table-cell office:value-type="string" calcext:value-type="string">
            <text:p>2215.2256 µs</text:p>
          </table:table-cell>
          <table:table-cell office:value-type="string" calcext:value-type="string">
            <text:p>22102.23913 µs</text:p>
          </table:table-cell>
          <table:table-cell office:value-type="string" calcext:value-type="string">
            <text:p>220391.0 µ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jo optimized a</text:p>
          </table:table-cell>
          <table:table-cell office:value-type="float" office:value="0.660018" calcext:value-type="float">
            <text:p>0.660018</text:p>
          </table:table-cell>
          <table:table-cell office:value-type="float" office:value="0.827737" calcext:value-type="float">
            <text:p>0.827737</text:p>
          </table:table-cell>
          <table:table-cell office:value-type="float" office:value="1.793253" calcext:value-type="float">
            <text:p>1.793253</text:p>
          </table:table-cell>
          <table:table-cell office:value-type="float" office:value="17.293062" calcext:value-type="float">
            <text:p>17.293062</text:p>
          </table:table-cell>
          <table:table-cell office:value-type="float" office:value="169.11181" calcext:value-type="float">
            <text:p>169.11181</text:p>
          </table:table-cell>
          <table:table-cell office:value-type="float" office:value="1698.817007" calcext:value-type="float">
            <text:p>1698.817007</text:p>
          </table:table-cell>
          <table:table-cell office:value-type="string" calcext:value-type="string">
            <text:p>µ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jo optimized b</text:p>
          </table:table-cell>
          <table:table-cell office:value-type="float" office:value="33.220356" calcext:value-type="float">
            <text:p>33.220356</text:p>
          </table:table-cell>
          <table:table-cell office:value-type="float" office:value="33.158981" calcext:value-type="float">
            <text:p>33.158981</text:p>
          </table:table-cell>
          <table:table-cell office:value-type="float" office:value="33.861028" calcext:value-type="float">
            <text:p>33.861028</text:p>
          </table:table-cell>
          <table:table-cell office:value-type="float" office:value="41.994479" calcext:value-type="float">
            <text:p>41.994479</text:p>
          </table:table-cell>
          <table:table-cell office:value-type="float" office:value="103.803288" calcext:value-type="float">
            <text:p>103.803288</text:p>
          </table:table-cell>
          <table:table-cell office:value-type="float" office:value="1262.853826" calcext:value-type="float">
            <text:p>1262.853826</text:p>
          </table:table-cell>
          <table:table-cell office:value-type="string" calcext:value-type="string">
            <text:p>µs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Float32 converted to microseconds (µs)</text:p>
          </table:table-cell>
          <table:table-cell table:style-name="ce1" office:value-type="string" calcext:value-type="string">
            <text:p>10^2</text:p>
          </table:table-cell>
          <table:table-cell table:style-name="ce1" office:value-type="string" calcext:value-type="string">
            <text:p>10^3</text:p>
          </table:table-cell>
          <table:table-cell table:style-name="ce1" office:value-type="string" calcext:value-type="string">
            <text:p>10^4</text:p>
          </table:table-cell>
          <table:table-cell table:style-name="ce1" office:value-type="string" calcext:value-type="string">
            <text:p>10^5</text:p>
          </table:table-cell>
          <table:table-cell table:style-name="ce1" office:value-type="string" calcext:value-type="string">
            <text:p>10^6</text:p>
          </table:table-cell>
          <table:table-cell table:style-name="ce1" office:value-type="string" calcext:value-type="string">
            <text:p>10^7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python naive</text:p>
          </table:table-cell>
          <table:table-cell office:value-type="float" office:value="13.4" calcext:value-type="float">
            <text:p>13.4</text:p>
          </table:table-cell>
          <table:table-cell office:value-type="float" office:value="102" calcext:value-type="float">
            <text:p>102</text:p>
          </table:table-cell>
          <table:table-cell office:value-type="float" office:value="996" calcext:value-type="float">
            <text:p>996</text:p>
          </table:table-cell>
          <table:table-cell table:formula="of:= 10.3 * 1000" office:value-type="float" office:value="10300" calcext:value-type="float">
            <text:p>10300</text:p>
          </table:table-cell>
          <table:table-cell table:formula="of:=106* 1000" office:value-type="float" office:value="106000" calcext:value-type="float">
            <text:p>106000</text:p>
          </table:table-cell>
          <table:table-cell table:formula="of:= 1.1 * 1000000" office:value-type="float" office:value="1100000" calcext:value-type="float">
            <text:p>1100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.85" calcext:value-type="float">
            <text:p>2.85</text:p>
          </table:table-cell>
          <table:table-cell office:value-type="float" office:value="3.01" calcext:value-type="float">
            <text:p>3.01</text:p>
          </table:table-cell>
          <table:table-cell office:value-type="float" office:value="4.15" calcext:value-type="float">
            <text:p>4.15</text:p>
          </table:table-cell>
          <table:table-cell office:value-type="float" office:value="22.6" calcext:value-type="float">
            <text:p>22.6</text:p>
          </table:table-cell>
          <table:table-cell office:value-type="float" office:value="194" calcext:value-type="float">
            <text:p>194</text:p>
          </table:table-cell>
          <table:table-cell table:formula="of:= 2.62 * 1000" office:value-type="float" office:value="2620" calcext:value-type="float">
            <text:p>26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jo naive</text:p>
          </table:table-cell>
          <table:table-cell office:value-type="float" office:value="2.187031" calcext:value-type="float">
            <text:p>2.187031</text:p>
          </table:table-cell>
          <table:table-cell office:value-type="float" office:value="22.009915" calcext:value-type="float">
            <text:p>22.009915</text:p>
          </table:table-cell>
          <table:table-cell office:value-type="float" office:value="221.273481" calcext:value-type="float">
            <text:p>221.273481</text:p>
          </table:table-cell>
          <table:table-cell office:value-type="float" office:value="2215.2256" calcext:value-type="float">
            <text:p>2215.2256</text:p>
          </table:table-cell>
          <table:table-cell office:value-type="float" office:value="22102.23913" calcext:value-type="float">
            <text:p>22102.23913</text:p>
          </table:table-cell>
          <table:table-cell office:value-type="float" office:value="220391" calcext:value-type="float">
            <text:p>220391</text:p>
          </table:table-cell>
          <table:table-cell/>
          <table:table-cell table:formula="of:=[.B10]/[.B12]" office:value-type="float" office:value="6.12702792050044" calcext:value-type="float">
            <text:p>6.12702792050044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mojo optimized a</text:p>
          </table:table-cell>
          <table:table-cell table:style-name="ce3" office:value-type="float" office:value="0.660018" calcext:value-type="float">
            <text:p>0.660018</text:p>
          </table:table-cell>
          <table:table-cell table:style-name="ce3" office:value-type="float" office:value="0.827737" calcext:value-type="float">
            <text:p>0.827737</text:p>
          </table:table-cell>
          <table:table-cell table:style-name="ce3" office:value-type="float" office:value="1.793253" calcext:value-type="float">
            <text:p>1.793253</text:p>
          </table:table-cell>
          <table:table-cell table:style-name="ce3" office:value-type="float" office:value="17.293062" calcext:value-type="float">
            <text:p>17.293062</text:p>
          </table:table-cell>
          <table:table-cell table:style-name="ce3" office:value-type="float" office:value="169.11181" calcext:value-type="float">
            <text:p>169.11181</text:p>
          </table:table-cell>
          <table:table-cell table:style-name="ce3" office:value-type="float" office:value="1698.817007" calcext:value-type="float">
            <text:p>1698.817007</text:p>
          </table:table-cell>
          <table:table-cell table:style-name="ce3"/>
          <table:table-cell table:style-name="ce3" table:formula="of:=[.B10]/[.B13]" office:value-type="float" office:value="20.3024765991231" calcext:value-type="float">
            <text:p>20.3024765991231</text:p>
          </table:table-cell>
          <table:table-cell table:style-name="ce3" table:number-columns-repeated="16375"/>
        </table:table-row>
        <table:table-row table:style-name="ro1">
          <table:table-cell office:value-type="string" calcext:value-type="string">
            <text:p>mojo optimized b</text:p>
          </table:table-cell>
          <table:table-cell office:value-type="float" office:value="33.220356" calcext:value-type="float">
            <text:p>33.220356</text:p>
          </table:table-cell>
          <table:table-cell office:value-type="float" office:value="33.158981" calcext:value-type="float">
            <text:p>33.158981</text:p>
          </table:table-cell>
          <table:table-cell office:value-type="float" office:value="33.861028" calcext:value-type="float">
            <text:p>33.861028</text:p>
          </table:table-cell>
          <table:table-cell office:value-type="float" office:value="41.994479" calcext:value-type="float">
            <text:p>41.994479</text:p>
          </table:table-cell>
          <table:table-cell office:value-type="float" office:value="103.803288" calcext:value-type="float">
            <text:p>103.803288</text:p>
          </table:table-cell>
          <table:table-cell office:value-type="float" office:value="1262.853826" calcext:value-type="float">
            <text:p>1262.853826</text:p>
          </table:table-cell>
          <table:table-cell/>
          <table:table-cell table:formula="of:=[.B14]/[.B10]" office:value-type="float" office:value="2.47913104477612" calcext:value-type="float">
            <text:p>2.4791310447761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Speedup over python naive</text:p>
          </table:table-cell>
          <table:table-cell table:style-name="ce3" table:formula="of:=[.B10]/[.B13]" office:value-type="float" office:value="20.3024765991231" calcext:value-type="float">
            <text:p>20.3024765991231</text:p>
          </table:table-cell>
          <table:table-cell table:style-name="ce3" table:formula="of:=[.C10]/[.C13]" office:value-type="float" office:value="123.227546914056" calcext:value-type="float">
            <text:p>123.227546914056</text:p>
          </table:table-cell>
          <table:table-cell table:style-name="ce3" table:formula="of:=[.D10]/[.D13]" office:value-type="float" office:value="555.41521469642" calcext:value-type="float">
            <text:p>555.41521469642</text:p>
          </table:table-cell>
          <table:table-cell table:style-name="ce3" table:formula="of:=[.E10]/[.E13]" office:value-type="float" office:value="595.61458809319" calcext:value-type="float">
            <text:p>595.61458809319</text:p>
          </table:table-cell>
          <table:table-cell table:style-name="ce3" table:formula="of:=[.F10]/[.F13]" office:value-type="float" office:value="626.804242707828" calcext:value-type="float">
            <text:p>626.804242707828</text:p>
          </table:table-cell>
          <table:table-cell table:style-name="ce3" table:formula="of:=[.G10]/[.G13]" office:value-type="float" office:value="647.509411235839" calcext:value-type="float">
            <text:p>647.509411235839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Speedup over numpy</text:p>
          </table:table-cell>
          <table:table-cell table:style-name="ce3" table:formula="of:=[.B11]/[.B13]" office:value-type="float" office:value="4.31806405279856" calcext:value-type="float">
            <text:p>4.31806405279856</text:p>
          </table:table-cell>
          <table:table-cell table:style-name="ce3" table:formula="of:=[.C11]/[.C13]" office:value-type="float" office:value="3.63642074716969" calcext:value-type="float">
            <text:p>3.63642074716969</text:p>
          </table:table-cell>
          <table:table-cell table:style-name="ce3" table:formula="of:=[.D11]/[.D13]" office:value-type="float" office:value="2.31423006123509" calcext:value-type="float">
            <text:p>2.31423006123509</text:p>
          </table:table-cell>
          <table:table-cell table:style-name="ce3" table:formula="of:=[.E11]/[.E13]" office:value-type="float" office:value="1.30688249426273" calcext:value-type="float">
            <text:p>1.30688249426273</text:p>
          </table:table-cell>
          <table:table-cell table:style-name="ce3" table:formula="of:=[.F11]/[.F13]" office:value-type="float" office:value="1.14717002910678" calcext:value-type="float">
            <text:p>1.14717002910678</text:p>
          </table:table-cell>
          <table:table-cell table:style-name="ce3" table:formula="of:=[.G11]/[.G13]" office:value-type="float" office:value="1.54224968857991" calcext:value-type="float">
            <text:p>1.54224968857991</text:p>
          </table:table-cell>
          <table:table-cell table:style-name="ce3" table:number-columns-repeated="16377"/>
        </table:table-row>
        <table:table-row table:style-name="ro1" table:number-rows-repeated="14">
          <table:table-cell table:number-columns-repeated="16384"/>
        </table:table-row>
        <table:table-row table:style-name="ro1" table:number-rows-repeated="4">
          <table:table-cell table:style-name="ce4" table:number-columns-repeated="16384"/>
        </table:table-row>
        <table:table-row table:style-name="ro1">
          <table:table-cell table:style-name="ce4" table:number-columns-repeated="16384"/>
        </table:table-row>
      </table:table>
      <table:table table:name="Float64-results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Float64, various units</text:p>
          </table:table-cell>
          <table:table-cell table:style-name="ce1" office:value-type="string" calcext:value-type="string">
            <text:p>10<text:span text:style-name="T1">2</text:span></text:p>
          </table:table-cell>
          <table:table-cell table:style-name="ce1" office:value-type="string" calcext:value-type="string">
            <text:p><text:span text:style-name="T2">10</text:span><text:span text:style-name="T3">3</text:span></text:p>
          </table:table-cell>
          <table:table-cell table:style-name="ce1" office:value-type="string" calcext:value-type="string">
            <text:p><text:span text:style-name="T2">10</text:span><text:span text:style-name="T3">4</text:span></text:p>
          </table:table-cell>
          <table:table-cell table:style-name="ce1" office:value-type="string" calcext:value-type="string">
            <text:p><text:span text:style-name="T2">10</text:span><text:span text:style-name="T3">5</text:span></text:p>
          </table:table-cell>
          <table:table-cell table:style-name="ce1" office:value-type="string" calcext:value-type="string">
            <text:p><text:span text:style-name="T2">10</text:span><text:span text:style-name="T3">6</text:span></text:p>
          </table:table-cell>
          <table:table-cell table:style-name="ce1" office:value-type="string" calcext:value-type="string">
            <text:p><text:span text:style-name="T2">10</text:span><text:span text:style-name="T3">7</text:span></text:p>
          </table:table-cell>
          <table:table-cell table:style-name="ce1"/>
          <table:table-cell table:style-name="ce1" office:value-type="string" calcext:value-type="string">
            <text:p>Speedup over python naive</text:p>
          </table:table-cell>
          <table:table-cell table:style-name="ce1" table:number-columns-repeated="16375"/>
        </table:table-row>
        <table:table-row table:style-name="ro1">
          <table:table-cell office:value-type="string" calcext:value-type="string">
            <text:p>python naive</text:p>
          </table:table-cell>
          <table:table-cell office:value-type="string" calcext:value-type="string">
            <text:p>11.1 µs</text:p>
          </table:table-cell>
          <table:table-cell office:value-type="string" calcext:value-type="string">
            <text:p>101 µs</text:p>
          </table:table-cell>
          <table:table-cell office:value-type="string" calcext:value-type="string">
            <text:p>1.01 ms</text:p>
          </table:table-cell>
          <table:table-cell office:value-type="string" calcext:value-type="string">
            <text:p>10.4 ms</text:p>
          </table:table-cell>
          <table:table-cell office:value-type="string" calcext:value-type="string">
            <text:p>109 ms</text:p>
          </table:table-cell>
          <table:table-cell office:value-type="string" calcext:value-type="string">
            <text:p>1.09 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mpy</text:p>
          </table:table-cell>
          <table:table-cell office:value-type="string" calcext:value-type="string">
            <text:p>2.75 µs</text:p>
          </table:table-cell>
          <table:table-cell office:value-type="string" calcext:value-type="string">
            <text:p>3.07 µs</text:p>
          </table:table-cell>
          <table:table-cell office:value-type="string" calcext:value-type="string">
            <text:p>6.08 µs</text:p>
          </table:table-cell>
          <table:table-cell office:value-type="string" calcext:value-type="string">
            <text:p>40.1 µs</text:p>
          </table:table-cell>
          <table:table-cell office:value-type="string" calcext:value-type="string">
            <text:p>392 µs</text:p>
          </table:table-cell>
          <table:table-cell office:value-type="string" calcext:value-type="string">
            <text:p>5.2 m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jo naive µs</text:p>
          </table:table-cell>
          <table:table-cell office:value-type="float" office:value="2.36" calcext:value-type="float">
            <text:p>2.36</text:p>
          </table:table-cell>
          <table:table-cell office:value-type="float" office:value="23.51" calcext:value-type="float">
            <text:p>23.51</text:p>
          </table:table-cell>
          <table:table-cell office:value-type="float" office:value="235.43" calcext:value-type="float">
            <text:p>235.43</text:p>
          </table:table-cell>
          <table:table-cell office:value-type="float" office:value="2352.07" calcext:value-type="float">
            <text:p>2352.07</text:p>
          </table:table-cell>
          <table:table-cell office:value-type="float" office:value="23571.44" calcext:value-type="float">
            <text:p>23571.44</text:p>
          </table:table-cell>
          <table:table-cell office:value-type="string" calcext:value-type="string">
            <text:p>segfaul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jo optimized a µs</text:p>
          </table:table-cell>
          <table:table-cell office:value-type="float" office:value="0.71" calcext:value-type="float">
            <text:p>0.71</text:p>
          </table:table-cell>
          <table:table-cell office:value-type="float" office:value="0.95" calcext:value-type="float">
            <text:p>0.95</text:p>
          </table:table-cell>
          <table:table-cell office:value-type="float" office:value="3.6" calcext:value-type="float">
            <text:p>3.6</text:p>
          </table:table-cell>
          <table:table-cell office:value-type="float" office:value="33.06" calcext:value-type="float">
            <text:p>33.06</text:p>
          </table:table-cell>
          <table:table-cell office:value-type="float" office:value="328.43" calcext:value-type="float">
            <text:p>328.43</text:p>
          </table:table-cell>
          <table:table-cell office:value-type="string" calcext:value-type="string">
            <text:p>segfaul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jo optimized b µs</text:p>
          </table:table-cell>
          <table:table-cell office:value-type="float" office:value="33.03" calcext:value-type="float">
            <text:p>33.03</text:p>
          </table:table-cell>
          <table:table-cell office:value-type="float" office:value="33.08" calcext:value-type="float">
            <text:p>33.08</text:p>
          </table:table-cell>
          <table:table-cell office:value-type="float" office:value="34.42" calcext:value-type="float">
            <text:p>34.42</text:p>
          </table:table-cell>
          <table:table-cell office:value-type="float" office:value="49.9" calcext:value-type="float">
            <text:p>49.9</text:p>
          </table:table-cell>
          <table:table-cell office:value-type="float" office:value="207.77" calcext:value-type="float">
            <text:p>207.77</text:p>
          </table:table-cell>
          <table:table-cell office:value-type="string" calcext:value-type="string">
            <text:p>segfault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<text:span text:style-name="T2">Float64</text:span> converted to microseconds (µs)</text:p>
          </table:table-cell>
          <table:table-cell table:style-name="ce1" office:value-type="string" calcext:value-type="string">
            <text:p>10^2</text:p>
          </table:table-cell>
          <table:table-cell table:style-name="ce1" office:value-type="string" calcext:value-type="string">
            <text:p>10^3</text:p>
          </table:table-cell>
          <table:table-cell table:style-name="ce1" office:value-type="string" calcext:value-type="string">
            <text:p>10^4</text:p>
          </table:table-cell>
          <table:table-cell table:style-name="ce1" office:value-type="string" calcext:value-type="string">
            <text:p>10^5</text:p>
          </table:table-cell>
          <table:table-cell table:style-name="ce1" office:value-type="string" calcext:value-type="string">
            <text:p>10^6</text:p>
          </table:table-cell>
          <table:table-cell table:style-name="ce1" office:value-type="string" calcext:value-type="string">
            <text:p>10^7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python naive</text:p>
          </table:table-cell>
          <table:table-cell office:value-type="float" office:value="11.1" calcext:value-type="float">
            <text:p>11.1</text:p>
          </table:table-cell>
          <table:table-cell office:value-type="float" office:value="101" calcext:value-type="float">
            <text:p>101</text:p>
          </table:table-cell>
          <table:table-cell table:formula="of:=1.01*1000" office:value-type="float" office:value="1010" calcext:value-type="float">
            <text:p>1010</text:p>
          </table:table-cell>
          <table:table-cell table:formula="of:=10.4*1000" office:value-type="float" office:value="10400" calcext:value-type="float">
            <text:p>10400</text:p>
          </table:table-cell>
          <table:table-cell table:formula="of:=109*1000" office:value-type="float" office:value="109000" calcext:value-type="float">
            <text:p>109000</text:p>
          </table:table-cell>
          <table:table-cell table:formula="of:=1.09*1000000" office:value-type="float" office:value="1090000" calcext:value-type="float">
            <text:p>1090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.75" calcext:value-type="float">
            <text:p>2.75</text:p>
          </table:table-cell>
          <table:table-cell office:value-type="float" office:value="3.07" calcext:value-type="float">
            <text:p>3.07</text:p>
          </table:table-cell>
          <table:table-cell office:value-type="float" office:value="6.08" calcext:value-type="float">
            <text:p>6.08</text:p>
          </table:table-cell>
          <table:table-cell office:value-type="float" office:value="40.1" calcext:value-type="float">
            <text:p>40.1</text:p>
          </table:table-cell>
          <table:table-cell office:value-type="float" office:value="392" calcext:value-type="float">
            <text:p>392</text:p>
          </table:table-cell>
          <table:table-cell table:formula="of:=5.2*1000" office:value-type="float" office:value="5200" calcext:value-type="float">
            <text:p>5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jo naive</text:p>
          </table:table-cell>
          <table:table-cell office:value-type="float" office:value="2.36" calcext:value-type="float">
            <text:p>2.36</text:p>
          </table:table-cell>
          <table:table-cell office:value-type="float" office:value="23.51" calcext:value-type="float">
            <text:p>23.51</text:p>
          </table:table-cell>
          <table:table-cell office:value-type="float" office:value="235.43" calcext:value-type="float">
            <text:p>235.43</text:p>
          </table:table-cell>
          <table:table-cell office:value-type="float" office:value="2352.07" calcext:value-type="float">
            <text:p>2352.07</text:p>
          </table:table-cell>
          <table:table-cell office:value-type="float" office:value="23571.44" calcext:value-type="float">
            <text:p>23571.44</text:p>
          </table:table-cell>
          <table:table-cell office:value-type="string" calcext:value-type="string">
            <text:p>segfault</text:p>
          </table:table-cell>
          <table:table-cell/>
          <table:table-cell table:formula="of:=[.B10]/[.B12]" office:value-type="float" office:value="4.70338983050848" calcext:value-type="float">
            <text:p>4.70338983050848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mojo optimized a</text:p>
          </table:table-cell>
          <table:table-cell office:value-type="float" office:value="0.71" calcext:value-type="float">
            <text:p>0.71</text:p>
          </table:table-cell>
          <table:table-cell office:value-type="float" office:value="0.95" calcext:value-type="float">
            <text:p>0.95</text:p>
          </table:table-cell>
          <table:table-cell office:value-type="float" office:value="3.6" calcext:value-type="float">
            <text:p>3.6</text:p>
          </table:table-cell>
          <table:table-cell office:value-type="float" office:value="33.06" calcext:value-type="float">
            <text:p>33.06</text:p>
          </table:table-cell>
          <table:table-cell office:value-type="float" office:value="328.43" calcext:value-type="float">
            <text:p>328.43</text:p>
          </table:table-cell>
          <table:table-cell office:value-type="string" calcext:value-type="string">
            <text:p>segfault</text:p>
          </table:table-cell>
          <table:table-cell table:style-name="ce3"/>
          <table:table-cell table:style-name="ce3" table:formula="of:=[.B10]/[.B13]" office:value-type="float" office:value="15.6338028169014" calcext:value-type="float">
            <text:p>15.63380281690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jo optimized b</text:p>
          </table:table-cell>
          <table:table-cell office:value-type="float" office:value="33.03" calcext:value-type="float">
            <text:p>33.03</text:p>
          </table:table-cell>
          <table:table-cell office:value-type="float" office:value="33.08" calcext:value-type="float">
            <text:p>33.08</text:p>
          </table:table-cell>
          <table:table-cell office:value-type="float" office:value="34.42" calcext:value-type="float">
            <text:p>34.42</text:p>
          </table:table-cell>
          <table:table-cell office:value-type="float" office:value="49.9" calcext:value-type="float">
            <text:p>49.9</text:p>
          </table:table-cell>
          <table:table-cell office:value-type="float" office:value="207.77" calcext:value-type="float">
            <text:p>207.77</text:p>
          </table:table-cell>
          <table:table-cell office:value-type="string" calcext:value-type="string">
            <text:p>segfault</text:p>
          </table:table-cell>
          <table:table-cell/>
          <table:table-cell table:formula="of:=[.B14]/[.B10]" office:value-type="float" office:value="2.97567567567568" calcext:value-type="float">
            <text:p>2.9756756756756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Speedup over python naive</text:p>
          </table:table-cell>
          <table:table-cell table:style-name="ce3" table:formula="of:=[.B10]/[.B13]" office:value-type="float" office:value="15.6338028169014" calcext:value-type="float">
            <text:p>15.6338028169014</text:p>
          </table:table-cell>
          <table:table-cell table:style-name="ce3" table:formula="of:=[.C10]/[.C13]" office:value-type="float" office:value="106.315789473684" calcext:value-type="float">
            <text:p>106.315789473684</text:p>
          </table:table-cell>
          <table:table-cell table:style-name="ce3" table:formula="of:=[.D10]/[.D13]" office:value-type="float" office:value="280.555555555556" calcext:value-type="float">
            <text:p>280.555555555556</text:p>
          </table:table-cell>
          <table:table-cell table:style-name="ce3" table:formula="of:=[.E10]/[.E13]" office:value-type="float" office:value="314.579552329099" calcext:value-type="float">
            <text:p>314.579552329099</text:p>
          </table:table-cell>
          <table:table-cell table:style-name="ce3" table:formula="of:=[.F10]/[.F13]" office:value-type="float" office:value="331.881983984411" calcext:value-type="float">
            <text:p>331.881983984411</text:p>
          </table:table-cell>
          <table:table-cell table:style-name="ce3" table:formula="of:=[.G10]/[.G13]" office:value-type="string" office:string-value="" calcext:value-type="error">
            <text:p>#VALUE!</text:p>
          </table:table-cell>
          <table:table-cell table:style-name="ce3" table:number-columns-repeated="2"/>
          <table:table-cell table:number-columns-repeated="16375"/>
        </table:table-row>
        <table:table-row table:style-name="ro1">
          <table:table-cell table:style-name="ce3" office:value-type="string" calcext:value-type="string">
            <text:p>Speedup over numpy</text:p>
          </table:table-cell>
          <table:table-cell table:style-name="ce3" table:formula="of:=[.B11]/[.B13]" office:value-type="float" office:value="3.87323943661972" calcext:value-type="float">
            <text:p>3.87323943661972</text:p>
          </table:table-cell>
          <table:table-cell table:style-name="ce3" table:formula="of:=[.C11]/[.C13]" office:value-type="float" office:value="3.23157894736842" calcext:value-type="float">
            <text:p>3.23157894736842</text:p>
          </table:table-cell>
          <table:table-cell table:style-name="ce3" table:formula="of:=[.D11]/[.D13]" office:value-type="float" office:value="1.68888888888889" calcext:value-type="float">
            <text:p>1.68888888888889</text:p>
          </table:table-cell>
          <table:table-cell table:style-name="ce3" table:formula="of:=[.E11]/[.E13]" office:value-type="float" office:value="1.2129461584997" calcext:value-type="float">
            <text:p>1.2129461584997</text:p>
          </table:table-cell>
          <table:table-cell table:style-name="ce3" table:formula="of:=[.F11]/[.F13]" office:value-type="float" office:value="1.19355722680632" calcext:value-type="float">
            <text:p>1.19355722680632</text:p>
          </table:table-cell>
          <table:table-cell table:style-name="ce3" table:formula="of:=[.G11]/[.G13]" office:value-type="string" office:string-value="" calcext:value-type="error">
            <text:p>#VALUE!</text:p>
          </table:table-cell>
          <table:table-cell table:style-name="ce3" table:number-columns-repeated="2"/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04:37:45.1869606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22:01:32.910837472</meta:creation-date>
    <meta:generator>LibreOffice/7.6.3.2$MacOSX_AARCH64 LibreOffice_project/29d686fea9f6705b262d369fede658f824154cc0</meta:generator>
    <dc:date>2023-12-01T05:13:07.738682452</dc:date>
    <meta:editing-duration>PT16H41M7S</meta:editing-duration>
    <meta:editing-cycles>49</meta:editing-cycles>
    <meta:document-statistic meta:table-count="2" meta:cell-count="206" meta:object-count="0"/>
    <meta:user-defined meta:name=""/>
  </office:meta>
</office:document-meta>
</file>